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fo:border="0.74pt solid #000000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ffffa6" fo:border="0.74pt solid #000000"/>
    </style:style>
    <style:style style:name="ce5" style:family="table-cell" style:parent-style-name="Default" style:data-style-name="N2">
      <style:table-cell-properties fo:background-color="#ffffa6" fo:border="0.74pt solid #000000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7" style:family="table-cell" style:parent-style-name="Default" style:data-style-name="N0">
      <style:table-cell-properties fo:background-color="#ffffa6" fo:border="0.74pt solid #000000"/>
    </style:style>
    <style:style style:name="ce33" style:family="table-cell" style:parent-style-name="Default" style:data-style-name="N2">
      <style:table-cell-properties fo:background-color="#800080"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 style:data-style-name="N2">
      <style:table-cell-properties fo:background-color="#8d1d75"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77bc65" fo:border="0.74pt solid #000000"/>
    </style:style>
    <style:style style:name="ce10" style:family="table-cell" style:parent-style-name="Default" style:data-style-name="N2">
      <style:table-cell-properties fo:background-color="#77bc65" fo:border="0.74pt solid #000000"/>
    </style:style>
    <style:style style:name="ce11" style:family="table-cell" style:parent-style-name="Default" style:data-style-name="N0">
      <style:table-cell-properties fo:background-color="#77bc65" fo:border="0.74pt solid #000000"/>
    </style:style>
    <style:style style:name="ce40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729fcf" fo:border="0.74pt solid #000000"/>
    </style:style>
    <style:style style:name="ce14" style:family="table-cell" style:parent-style-name="Default" style:data-style-name="N2">
      <style:table-cell-properties fo:background-color="#729fcf" fo:border="0.74pt solid #000000"/>
    </style:style>
    <style:style style:name="ce15" style:family="table-cell" style:parent-style-name="Default" style:data-style-name="N0">
      <style:table-cell-properties fo:background-color="#729fcf" fo:border="0.74pt solid #000000"/>
    </style:style>
    <style:style style:name="ce45" style:family="table-cell" style:parent-style-name="Default" style:data-style-name="N2">
      <style:table-cell-properties fo:background-color="#2a6099" style:text-align-source="fix" style:repeat-content="false" fo:border="0.74pt solid #000000"/>
      <style:paragraph-properties fo:text-align="center" fo:margin-left="0cm"/>
    </style:style>
    <style:style style:name="ce46" style:family="table-cell" style:parent-style-name="Default" style:data-style-name="N2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b4c7dc" fo:border="0.74pt solid #000000"/>
    </style:style>
    <style:style style:name="ce18" style:family="table-cell" style:parent-style-name="Default" style:data-style-name="N2">
      <style:table-cell-properties fo:background-color="#b4c7dc" fo:border="0.74pt solid #000000"/>
    </style:style>
    <style:style style:name="ce19" style:family="table-cell" style:parent-style-name="Default" style:data-style-name="N0">
      <style:table-cell-properties fo:background-color="#b4c7dc" fo:border="0.74pt solid #000000"/>
    </style:style>
    <style:style style:name="ce20" style:family="table-cell" style:parent-style-name="Default">
      <style:table-cell-properties fo:background-color="#ff0000" fo:border="0.74pt solid #000000"/>
    </style:style>
    <style:style style:name="ce21" style:family="table-cell" style:parent-style-name="Default">
      <style:table-cell-properties fo:background-color="#c9211e" fo:border="0.74pt solid #000000"/>
    </style:style>
    <style:style style:name="ce22" style:family="table-cell" style:parent-style-name="Default" style:data-style-name="N2">
      <style:table-cell-properties fo:background-color="#ff3838" fo:border="0.74pt solid #000000"/>
    </style:style>
    <style:style style:name="ce23" style:family="table-cell" style:parent-style-name="Default" style:data-style-name="N0">
      <style:table-cell-properties fo:background-color="#ff3838" fo:border="0.74pt solid #000000"/>
    </style:style>
    <style:style style:name="ce55" style:family="table-cell" style:parent-style-name="Default">
      <style:table-cell-properties fo:background-color="#ff6d6d" fo:border="0.74pt solid #000000"/>
    </style:style>
    <style:style style:name="ce56" style:family="table-cell" style:parent-style-name="Default" style:data-style-name="N2">
      <style:table-cell-properties fo:background-color="#158466"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 style:data-style-name="N2">
      <style:table-cell-properties fo:background-color="#50938a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fo:background-color="#ff5429" fo:border="0.74pt solid #000000"/>
    </style:style>
    <style:style style:name="ce59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60" style:family="table-cell" style:parent-style-name="Default" style:data-style-name="N2">
      <style:table-cell-properties fo:background-color="#ffff6d" style:text-align-source="fix" style:repeat-content="false" fo:border="0.74pt solid #000000"/>
      <style:paragraph-properties fo:text-align="center" fo:margin-left="0cm"/>
    </style:style>
    <style:style style:name="ce61" style:family="table-cell" style:parent-style-name="Default" style:data-style-name="N2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62" style:family="table-cell" style:parent-style-name="Default" style:data-style-name="N2">
      <style:table-cell-properties fo:background-color="#ff6d6d" style:text-align-source="fix" style:repeat-content="false" fo:border="0.74pt solid #000000"/>
      <style:paragraph-properties fo:text-align="center" fo:margin-left="0cm"/>
    </style:style>
    <style:style style:name="ce63" style:family="table-cell" style:parent-style-name="Default" style:data-style-name="N107">
      <style:table-cell-properties fo:background-color="#ff6d6d"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ce10"/>
        <table:table-column table:style-name="co1" table:default-cell-style-name="ce14"/>
        <table:table-column table:style-name="co1" table:default-cell-style-name="ce18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Casado</text:p>
          </table:table-cell>
          <table:table-cell table:style-name="ce8" office:value-type="string" calcext:value-type="string">
            <text:p>Separado</text:p>
          </table:table-cell>
          <table:table-cell table:style-name="ce12" office:value-type="string" calcext:value-type="string">
            <text:p>Viudo</text:p>
          </table:table-cell>
          <table:table-cell table:style-name="ce16" office:value-type="string" calcext:value-type="string">
            <text:p>Soltero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float" office:value="23" calcext:value-type="float">
            <text:p>23</text:p>
          </table:table-cell>
          <table:table-cell table:style-name="ce13" office:value-type="float" office:value="78" calcext:value-type="float">
            <text:p>78</text:p>
          </table:table-cell>
          <table:table-cell table:style-name="ce17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style-name="ce9" office:value-type="float" office:value="62" calcext:value-type="float">
            <text:p>62</text:p>
          </table:table-cell>
          <table:table-cell table:style-name="ce13" office:value-type="float" office:value="70" calcext:value-type="float">
            <text:p>7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6" calcext:value-type="float">
            <text:p>36</text:p>
          </table:table-cell>
          <table:table-cell table:style-name="ce9" office:value-type="float" office:value="90" calcext:value-type="float">
            <text:p>90</text:p>
          </table:table-cell>
          <table:table-cell table:style-name="ce13" office:value-type="float" office:value="48" calcext:value-type="float">
            <text:p>48</text:p>
          </table:table-cell>
          <table:table-cell table:style-name="ce17"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55" calcext:value-type="float">
            <text:p>55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68" calcext:value-type="float">
            <text:p>68</text:p>
          </table:table-cell>
          <table:table-cell table:style-name="ce17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45" calcext:value-type="float">
            <text:p>45</text:p>
          </table:table-cell>
          <table:table-cell table:style-name="ce9" office:value-type="float" office:value="73" calcext:value-type="float">
            <text:p>73</text:p>
          </table:table-cell>
          <table:table-cell table:style-name="ce13" office:value-type="float" office:value="62" calcext:value-type="float">
            <text:p>62</text:p>
          </table:table-cell>
          <table:table-cell table:style-name="ce17" office:value-type="float" office:value="45" calcext:value-type="float">
            <text:p>45</text:p>
          </table:table-cell>
          <table:table-cell table:number-columns-repeated="8"/>
          <table:table-cell table:style-name="ce25"/>
        </table:table-row>
        <table:table-row table:style-name="ro1">
          <table:table-cell/>
          <table:table-cell table:style-name="ce4" office:value-type="float" office:value="41" calcext:value-type="float">
            <text:p>41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9" office:value-type="float" office:value="40" calcext:value-type="float">
            <text:p>40</text:p>
          </table:table-cell>
          <table:table-cell table:style-name="ce13" office:value-type="float" office:value="38" calcext:value-type="float">
            <text:p>38</text:p>
          </table:table-cell>
          <table:table-cell table:style-name="ce17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41" calcext:value-type="float">
            <text:p>41</text:p>
          </table:table-cell>
          <table:table-cell table:style-name="ce9" office:value-type="float" office:value="28" calcext:value-type="float">
            <text:p>28</text:p>
          </table:table-cell>
          <table:table-cell table:style-name="ce13" office:value-type="float" office:value="68" calcext:value-type="float">
            <text:p>68</text:p>
          </table:table-cell>
          <table:table-cell table:style-name="ce17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table:style-name="ce9" office:value-type="float" office:value="43" calcext:value-type="float">
            <text:p>43</text:p>
          </table:table-cell>
          <table:table-cell table:style-name="ce13" office:value-type="float" office:value="60" calcext:value-type="float">
            <text:p>6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46" calcext:value-type="float">
            <text:p>46</text:p>
          </table:table-cell>
          <table:table-cell table:style-name="ce9" office:value-type="float" office:value="54" calcext:value-type="float">
            <text:p>54</text:p>
          </table:table-cell>
          <table:table-cell table:style-name="ce13" office:value-type="float" office:value="61" calcext:value-type="float">
            <text:p>61</text:p>
          </table:table-cell>
          <table:table-cell table:style-name="ce17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8" calcext:value-type="float">
            <text:p>38</text:p>
          </table:table-cell>
          <table:table-cell table:style-name="ce9" office:value-type="float" office:value="49" calcext:value-type="float">
            <text:p>49</text:p>
          </table:table-cell>
          <table:table-cell table:style-name="ce13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float" office:value="19" calcext:value-type="float">
            <text:p>19</text:p>
          </table:table-cell>
          <table:table-cell table:style-name="ce13"/>
          <table:table-cell table:style-name="ce17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9" office:value-type="float" office:value="62" calcext:value-type="float">
            <text:p>62</text:p>
          </table:table-cell>
          <table:table-cell table:style-name="ce13"/>
          <table:table-cell table:style-name="ce17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55" calcext:value-type="float">
            <text:p>55</text:p>
          </table:table-cell>
          <table:table-cell table:style-name="ce9" office:value-type="float" office:value="28" calcext:value-type="float">
            <text:p>28</text:p>
          </table:table-cell>
          <table:table-cell table:style-name="ce13"/>
          <table:table-cell table:style-name="ce17"/>
          <table:table-cell table:number-columns-repeated="9"/>
        </table:table-row>
        <table:table-row table:style-name="ro1">
          <table:table-cell/>
          <table:table-cell table:style-name="ce4"/>
          <table:table-cell table:style-name="ce9" office:value-type="float" office:value="63" calcext:value-type="float">
            <text:p>63</text:p>
          </table:table-cell>
          <table:table-cell table:style-name="ce13"/>
          <table:table-cell table:style-name="ce17"/>
          <table:table-cell table:style-name="ce20" office:value-type="string" calcext:value-type="string">
            <text:p>Media global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romedio</text:p>
          </table:table-cell>
          <table:table-cell table:style-name="ce3" table:formula="of:=AVERAGE([.B3:.B16])" office:value-type="float" office:value="35.2142857142857" calcext:value-type="float">
            <text:p>35.2142857142857</text:p>
          </table:table-cell>
          <table:table-cell table:style-name="ce8" table:formula="of:=AVERAGE([.C3:.C17])" office:value-type="float" office:value="46.2666666666667" calcext:value-type="float">
            <text:p>46.2666666666667</text:p>
          </table:table-cell>
          <table:table-cell table:style-name="ce12" table:formula="of:=AVERAGE([.D3:.D13])" office:value-type="float" office:value="58.1818181818182" calcext:value-type="float">
            <text:p>58.1818181818182</text:p>
          </table:table-cell>
          <table:table-cell table:style-name="ce16" table:formula="of:=AVERAGE([.E3:.E15])" office:value-type="float" office:value="45.0769230769231" calcext:value-type="float">
            <text:p>45.0769230769231</text:p>
          </table:table-cell>
          <table:table-cell table:style-name="ce21" table:formula="of:=AVERAGE([.B18:.E18])" office:value-type="float" office:value="46.1849234099234" calcext:value-type="float">
            <text:p>46.1849234099234</text:p>
          </table:table-cell>
          <table:table-cell table:style-name="ce24" table:formula="of:=AVERAGE([.B3:.E17])" office:value-type="float" office:value="45.5283018867925" calcext:value-type="float">
            <text:p>45.5283018867925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Casado</text:p>
          </table:table-cell>
          <table:table-cell table:style-name="ce8" office:value-type="string" calcext:value-type="string">
            <text:p>Separado</text:p>
          </table:table-cell>
          <table:table-cell table:style-name="ce12" office:value-type="string" calcext:value-type="string">
            <text:p>Viudo</text:p>
          </table:table-cell>
          <table:table-cell table:style-name="ce16" office:value-type="string" calcext:value-type="string">
            <text:p>Soltero</text:p>
          </table:table-cell>
          <table:table-cell table:number-columns-repeated="9"/>
        </table:table-row>
        <table:table-row table:style-name="ro1">
          <table:table-cell/>
          <table:table-cell table:formula="of:=([.B3]-[.G$18])^2" office:value-type="float" office:value="1262.26023495906" calcext:value-type="float">
            <text:p>1262.26</text:p>
          </table:table-cell>
          <table:table-cell table:formula="of:=([.C3]-[.G$18])^2" office:value-type="float" office:value="507.524385902457" calcext:value-type="float">
            <text:p>507.52</text:p>
          </table:table-cell>
          <table:table-cell table:formula="of:=([.D3]-[.$G$18])^2" office:value-type="float" office:value="1054.41117835529" calcext:value-type="float">
            <text:p>1054.41</text:p>
          </table:table-cell>
          <table:table-cell table:formula="of:=([.E3]-[.$G$18])^2" office:value-type="float" office:value="553.580989676041" calcext:value-type="float">
            <text:p>553.58</text:p>
          </table:table-cell>
          <table:table-cell table:number-columns-repeated="9"/>
        </table:table-row>
        <table:table-row table:style-name="ro1">
          <table:table-cell/>
          <table:table-cell table:formula="of:=([.B4]-[.G$18])^2" office:value-type="float" office:value="703.750800996796" calcext:value-type="float">
            <text:p>703.75</text:p>
          </table:table-cell>
          <table:table-cell table:formula="of:=([.C4]-[.G$18])^2" office:value-type="float" office:value="271.316838732645" calcext:value-type="float">
            <text:p>271.32</text:p>
          </table:table-cell>
          <table:table-cell table:formula="of:=([.D4]-[.$G$18])^2" office:value-type="float" office:value="598.864008543966" calcext:value-type="float">
            <text:p>598.86</text:p>
          </table:table-cell>
          <table:table-cell table:formula="of:=([.E4]-[.$G$18])^2" office:value-type="float" office:value="598.864008543966" calcext:value-type="float">
            <text:p>598.86</text:p>
          </table:table-cell>
          <table:table-cell table:number-columns-repeated="9"/>
        </table:table-row>
        <table:table-row table:style-name="ro1">
          <table:table-cell/>
          <table:table-cell table:formula="of:=([.B5]-[.G$18])^2" office:value-type="float" office:value="90.7885368458527" calcext:value-type="float">
            <text:p>90.79</text:p>
          </table:table-cell>
          <table:table-cell table:formula="of:=([.C5]-[.G$18])^2" office:value-type="float" office:value="1977.73193307227" calcext:value-type="float">
            <text:p>1977.73</text:p>
          </table:table-cell>
          <table:table-cell table:formula="of:=([.D5]-[.$G$18])^2" office:value-type="float" office:value="6.10929156283374" calcext:value-type="float">
            <text:p>6.11</text:p>
          </table:table-cell>
          <table:table-cell table:formula="of:=([.E5]-[.$G$18])^2" office:value-type="float" office:value="6.10929156283374" calcext:value-type="float">
            <text:p>6.11</text:p>
          </table:table-cell>
          <table:table-cell table:number-columns-repeated="9"/>
        </table:table-row>
        <table:table-row table:style-name="ro1">
          <table:table-cell/>
          <table:table-cell table:formula="of:=([.B6]-[.G$18])^2" office:value-type="float" office:value="89.7130651477394" calcext:value-type="float">
            <text:p>89.71</text:p>
          </table:table-cell>
          <table:table-cell table:formula="of:=([.C6]-[.G$18])^2" office:value-type="float" office:value="241.128159487362" calcext:value-type="float">
            <text:p>241.13</text:p>
          </table:table-cell>
          <table:table-cell table:formula="of:=([.D6]-[.$G$18])^2" office:value-type="float" office:value="504.977216091136" calcext:value-type="float">
            <text:p>504.98</text:p>
          </table:table-cell>
          <table:table-cell table:formula="of:=([.E6]-[.$G$18])^2" office:value-type="float" office:value="307.241367034532" calcext:value-type="float">
            <text:p>307.24</text:p>
          </table:table-cell>
          <table:table-cell table:number-columns-repeated="9"/>
        </table:table-row>
        <table:table-row table:style-name="ro1">
          <table:table-cell/>
          <table:table-cell table:formula="of:=([.B7]-[.G$18])^2" office:value-type="float" office:value="0.279102883588468" calcext:value-type="float">
            <text:p>0.28</text:p>
          </table:table-cell>
          <table:table-cell table:formula="of:=([.C7]-[.G$18])^2" office:value-type="float" office:value="754.694197223211" calcext:value-type="float">
            <text:p>754.69</text:p>
          </table:table-cell>
          <table:table-cell table:formula="of:=([.D7]-[.$G$18])^2" office:value-type="float" office:value="271.316838732645" calcext:value-type="float">
            <text:p>271.32</text:p>
          </table:table-cell>
          <table:table-cell table:formula="of:=([.E7]-[.$G$18])^2" office:value-type="float" office:value="0.279102883588468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table:formula="of:=([.B8]-[.G$18])^2" office:value-type="float" office:value="20.5055179779281" calcext:value-type="float">
            <text:p>20.51</text:p>
          </table:table-cell>
          <table:table-cell table:formula="of:=([.C8]-[.G$18])^2" office:value-type="float" office:value="241.128159487362" calcext:value-type="float">
            <text:p>241.13</text:p>
          </table:table-cell>
          <table:table-cell table:formula="of:=([.D8]-[.$G$18])^2" office:value-type="float" office:value="273.184763260947" calcext:value-type="float">
            <text:p>273.18</text:p>
          </table:table-cell>
          <table:table-cell table:formula="of:=([.E8]-[.$G$18])^2" office:value-type="float" office:value="241.128159487362" calcext:value-type="float">
            <text:p>241.13</text:p>
          </table:table-cell>
          <table:table-cell table:number-columns-repeated="9"/>
        </table:table-row>
        <table:table-row table:style-name="ro1">
          <table:table-cell/>
          <table:table-cell table:formula="of:=([.B9]-[.G$18])^2" office:value-type="float" office:value="241.128159487362" calcext:value-type="float">
            <text:p>241.13</text:p>
          </table:table-cell>
          <table:table-cell table:formula="of:=([.C9]-[.G$18])^2" office:value-type="float" office:value="30.562121751513" calcext:value-type="float">
            <text:p>30.56</text:p>
          </table:table-cell>
          <table:table-cell table:formula="of:=([.D9]-[.$G$18])^2" office:value-type="float" office:value="56.6753292986828" calcext:value-type="float">
            <text:p>56.68</text:p>
          </table:table-cell>
          <table:table-cell table:formula="of:=([.E9]-[.$G$18])^2" office:value-type="float" office:value="89.7130651477394" calcext:value-type="float">
            <text:p>89.71</text:p>
          </table:table-cell>
          <table:table-cell table:number-columns-repeated="9"/>
        </table:table-row>
        <table:table-row table:style-name="ro1">
          <table:table-cell/>
          <table:table-cell table:formula="of:=([.B10]-[.G$18])^2" office:value-type="float" office:value="20.5055179779281" calcext:value-type="float">
            <text:p>20.51</text:p>
          </table:table-cell>
          <table:table-cell table:formula="of:=([.C10]-[.G$18])^2" office:value-type="float" office:value="307.241367034532" calcext:value-type="float">
            <text:p>307.24</text:p>
          </table:table-cell>
          <table:table-cell table:formula="of:=([.D10]-[.$G$18])^2" office:value-type="float" office:value="504.977216091136" calcext:value-type="float">
            <text:p>504.98</text:p>
          </table:table-cell>
          <table:table-cell table:formula="of:=([.E10]-[.$G$18])^2" office:value-type="float" office:value="0.279102883588468" calcext:value-type="float">
            <text:p>0.28</text:p>
          </table:table-cell>
          <table:table-cell table:number-columns-repeated="9"/>
        </table:table-row>
        <table:table-row table:style-name="ro1">
          <table:table-cell/>
          <table:table-cell table:formula="of:=([.B11]-[.G$18])^2" office:value-type="float" office:value="183.014951940192" calcext:value-type="float">
            <text:p>183.01</text:p>
          </table:table-cell>
          <table:table-cell table:formula="of:=([.C11]-[.G$18])^2" office:value-type="float" office:value="6.39231043075829" calcext:value-type="float">
            <text:p>6.39</text:p>
          </table:table-cell>
          <table:table-cell table:formula="of:=([.D11]-[.$G$18])^2" office:value-type="float" office:value="209.430046279815" calcext:value-type="float">
            <text:p>209.43</text:p>
          </table:table-cell>
          <table:table-cell table:formula="of:=([.E11]-[.$G$18])^2" office:value-type="float" office:value="19.9960840156639" calcext:value-type="float">
            <text:p>20.00</text:p>
          </table:table-cell>
          <table:table-cell table:number-columns-repeated="9"/>
        </table:table-row>
        <table:table-row table:style-name="ro1">
          <table:table-cell/>
          <table:table-cell table:formula="of:=([.B12]-[.G$18])^2" office:value-type="float" office:value="0.222499110003558" calcext:value-type="float">
            <text:p>0.22</text:p>
          </table:table-cell>
          <table:table-cell table:formula="of:=([.C12]-[.G$18])^2" office:value-type="float" office:value="71.7696689213243" calcext:value-type="float">
            <text:p>71.77</text:p>
          </table:table-cell>
          <table:table-cell table:formula="of:=([.D12]-[.$G$18])^2" office:value-type="float" office:value="239.37344250623" calcext:value-type="float">
            <text:p>239.37</text:p>
          </table:table-cell>
          <table:table-cell table:formula="of:=([.E12]-[.$G$18])^2" office:value-type="float" office:value="12.4489142043432" calcext:value-type="float">
            <text:p>12.45</text:p>
          </table:table-cell>
          <table:table-cell table:number-columns-repeated="9"/>
        </table:table-row>
        <table:table-row table:style-name="ro1">
          <table:table-cell/>
          <table:table-cell table:formula="of:=([.B13]-[.G$18])^2" office:value-type="float" office:value="56.6753292986828" calcext:value-type="float">
            <text:p>56.68</text:p>
          </table:table-cell>
          <table:table-cell table:formula="of:=([.C13]-[.G$18])^2" office:value-type="float" office:value="12.0526877892488" calcext:value-type="float">
            <text:p>12.05</text:p>
          </table:table-cell>
          <table:table-cell table:formula="of:=([.D13]-[.$G$18])^2" office:value-type="float" office:value="155.543253826985" calcext:value-type="float">
            <text:p>155.54</text:p>
          </table:table-cell>
          <table:table-cell table:formula="of:=([.E13]-[.$G$18])^2" office:value-type="float" office:value="419.090423638305" calcext:value-type="float">
            <text:p>419.09</text:p>
          </table:table-cell>
          <table:table-cell table:number-columns-repeated="9"/>
        </table:table-row>
        <table:table-row table:style-name="ro1">
          <table:table-cell/>
          <table:table-cell table:formula="of:=([.B14]-[.G$18])^2" office:value-type="float" office:value="931.977216091136" calcext:value-type="float">
            <text:p>931.98</text:p>
          </table:table-cell>
          <table:table-cell table:formula="of:=([.C14]-[.G$18])^2" office:value-type="float" office:value="703.750800996796" calcext:value-type="float">
            <text:p>703.75</text:p>
          </table:table-cell>
          <table:table-cell/>
          <table:table-cell table:formula="of:=([.E14]-[.$G$18])^2" office:value-type="float" office:value="421.411178355287" calcext:value-type="float">
            <text:p>421.41</text:p>
          </table:table-cell>
          <table:table-cell table:number-columns-repeated="9"/>
        </table:table-row>
        <table:table-row table:style-name="ro1">
          <table:table-cell/>
          <table:table-cell table:formula="of:=([.B15]-[.G$18])^2" office:value-type="float" office:value="241.128159487362" calcext:value-type="float">
            <text:p>241.13</text:p>
          </table:table-cell>
          <table:table-cell table:formula="of:=([.C15]-[.G$18])^2" office:value-type="float" office:value="271.316838732645" calcext:value-type="float">
            <text:p>271.32</text:p>
          </table:table-cell>
          <table:table-cell/>
          <table:table-cell table:formula="of:=([.E15]-[.$G$18])^2" office:value-type="float" office:value="209.430046279815" calcext:value-type="float">
            <text:p>209.43</text:p>
          </table:table-cell>
          <table:table-cell table:number-columns-repeated="9"/>
        </table:table-row>
        <table:table-row table:style-name="ro1">
          <table:table-cell/>
          <table:table-cell table:formula="of:=([.B16]-[.G$18])^2" office:value-type="float" office:value="89.7130651477394" calcext:value-type="float">
            <text:p>89.71</text:p>
          </table:table-cell>
          <table:table-cell table:formula="of:=([.C16]-[.G$18])^2" office:value-type="float" office:value="307.241367034532" calcext:value-type="float">
            <text:p>307.2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[.C17]-[.G$18])^2" office:value-type="float" office:value="305.26023495906" calcext:value-type="float">
            <text:p>305.26</text:p>
          </table:table-cell>
          <table:table-cell table:number-columns-repeated="2"/>
          <table:table-cell table:style-name="ce22" table:formula="of:=SUM([.B21:.E35])" office:value-type="float" office:value="16695.2075471698" calcext:value-type="float">
            <text:p>16695.21</text:p>
          </table:table-cell>
          <table:table-cell table:style-name="ce20" office:value-type="string" calcext:value-type="string">
            <text:p>Sct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6" table:number-columns-repeated="4"/>
          <table:table-cell table:style-name="ce2" table:number-columns-repeated="2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Casado</text:p>
          </table:table-cell>
          <table:table-cell table:style-name="ce8" office:value-type="string" calcext:value-type="string">
            <text:p>Separado</text:p>
          </table:table-cell>
          <table:table-cell table:style-name="ce12" office:value-type="string" calcext:value-type="string">
            <text:p>Viudo</text:p>
          </table:table-cell>
          <table:table-cell table:style-name="ce16" office:value-type="string" calcext:value-type="string">
            <text:p>Soltero</text:p>
          </table:table-cell>
          <table:table-cell table:style-name="ce20" office:value-type="string" calcext:value-type="string">
            <text:p>Media global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style-name="ce7" table:formula="of:=[.B18]" office:value-type="float" office:value="35.2142857142857" calcext:value-type="float">
            <text:p>35.2142857142857</text:p>
          </table:table-cell>
          <table:table-cell table:style-name="ce11" table:formula="of:=[.C18]" office:value-type="float" office:value="46.2666666666667" calcext:value-type="float">
            <text:p>46.2666666666667</text:p>
          </table:table-cell>
          <table:table-cell table:style-name="ce15" table:formula="of:=[.D18]" office:value-type="float" office:value="58.1818181818182" calcext:value-type="float">
            <text:p>58.1818181818182</text:p>
          </table:table-cell>
          <table:table-cell table:style-name="ce19" table:formula="of:=[.E18]" office:value-type="float" office:value="45.0769230769231" calcext:value-type="float">
            <text:p>45.0769230769231</text:p>
          </table:table-cell>
          <table:table-cell table:style-name="ce22" table:formula="of:=[.G18]" office:value-type="float" office:value="45.5283018867925" calcext:value-type="float">
            <text:p>45.5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5" office:value-type="float" office:value="11" calcext:value-type="float">
            <text:p>11</text:p>
          </table:table-cell>
          <table:table-cell table:style-name="ce19" office:value-type="float" office:value="13" calcext:value-type="float">
            <text:p>13</text:p>
          </table:table-cell>
          <table:table-cell table:style-name="ce22" table:formula="of:=SUM([.B39:.E39])" office:value-type="float" office:value="53" calcext:value-type="float">
            <text:p>53.0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(Xa-Xg)²</text:p>
          </table:table-cell>
          <table:table-cell table:style-name="ce7" table:formula="of:=([.B38]-[.$G$18])^2" office:value-type="float" office:value="106.378929606731" calcext:value-type="float">
            <text:p>106.378929606731</text:p>
          </table:table-cell>
          <table:table-cell table:style-name="ce11" table:formula="of:=([.C38]-[.$G$18])^2" office:value-type="float" office:value="0.545182548158691" calcext:value-type="float">
            <text:p>0.545182548158691</text:p>
          </table:table-cell>
          <table:table-cell table:style-name="ce15" table:formula="of:=([.D38]-[.$G$18])^2" office:value-type="float" office:value="160.111474628482" calcext:value-type="float">
            <text:p>160.111474628482</text:p>
          </table:table-cell>
          <table:table-cell table:style-name="ce19" table:formula="of:=([.E38]-[.$G$18])^2" office:value-type="float" office:value="0.203742829999094" calcext:value-type="float">
            <text:p>0.20374282999909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n(Xa-Xg)²</text:p>
          </table:table-cell>
          <table:table-cell table:style-name="ce7" table:formula="of:=[.B39]*([.B38]-[.$F$38])^2" office:value-type="float" office:value="1489.30501449423" calcext:value-type="float">
            <text:p>1489.30501449423</text:p>
          </table:table-cell>
          <table:table-cell table:style-name="ce11" table:formula="of:=[.C39]*([.C38]-[.$F$38])^2" office:value-type="float" office:value="8.17773822238037" calcext:value-type="float">
            <text:p>8.17773822238037</text:p>
          </table:table-cell>
          <table:table-cell table:style-name="ce15" table:formula="of:=[.D39]*([.D38]-[.$F$38])^2" office:value-type="float" office:value="1761.2262209133" calcext:value-type="float">
            <text:p>1761.2262209133</text:p>
          </table:table-cell>
          <table:table-cell table:style-name="ce19" table:formula="of:=[.E39]*([.E38]-[.$F$38])^2" office:value-type="float" office:value="2.64865678998822" calcext:value-type="float">
            <text:p>2.64865678998822</text:p>
          </table:table-cell>
          <table:table-cell table:style-name="ce23" table:formula="of:=SUM([.B41:.E41])" office:value-type="float" office:value="3261.35763041989" calcext:value-type="float">
            <text:p>3261.35763041989</text:p>
          </table:table-cell>
          <table:table-cell table:style-name="ce20" office:value-type="string" calcext:value-type="string">
            <text:p>Scf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Casado</text:p>
          </table:table-cell>
          <table:table-cell table:style-name="ce8" office:value-type="string" calcext:value-type="string">
            <text:p>Separado</text:p>
          </table:table-cell>
          <table:table-cell table:style-name="ce12" office:value-type="string" calcext:value-type="string">
            <text:p>Viudo</text:p>
          </table:table-cell>
          <table:table-cell table:style-name="ce16" office:value-type="string" calcext:value-type="string">
            <text:p>Soltero</text:p>
          </table:table-cell>
          <table:table-cell table:number-columns-repeated="9"/>
        </table:table-row>
        <table:table-row table:style-name="ro1">
          <table:table-cell/>
          <table:table-cell table:formula="of:=([.B3]-[.B$18])^2" office:value-type="float" office:value="635.760204081632" calcext:value-type="float">
            <text:p>635.76</text:p>
          </table:table-cell>
          <table:table-cell table:formula="of:=([.C3]-[.C$18])^2" office:value-type="float" office:value="541.337777777779" calcext:value-type="float">
            <text:p>541.34</text:p>
          </table:table-cell>
          <table:table-cell table:formula="of:=([.D3]-[.D$18])^2" office:value-type="float" office:value="392.760330578512" calcext:value-type="float">
            <text:p>392.76</text:p>
          </table:table-cell>
          <table:table-cell table:formula="of:=([.E3]-[.E$18])^2" office:value-type="float" office:value="532.544378698226" calcext:value-type="float">
            <text:p>532.54</text:p>
          </table:table-cell>
          <table:table-cell table:number-columns-repeated="9"/>
        </table:table-row>
        <table:table-row table:style-name="ro1">
          <table:table-cell/>
          <table:table-cell table:formula="of:=([.B4]-[.B$18])^2" office:value-type="float" office:value="262.903061224489" calcext:value-type="float">
            <text:p>262.90</text:p>
          </table:table-cell>
          <table:table-cell table:formula="of:=([.C4]-[.C$18])^2" office:value-type="float" office:value="247.537777777777" calcext:value-type="float">
            <text:p>247.54</text:p>
          </table:table-cell>
          <table:table-cell table:formula="of:=([.D4]-[.D$18])^2" office:value-type="float" office:value="139.669421487603" calcext:value-type="float">
            <text:p>139.67</text:p>
          </table:table-cell>
          <table:table-cell table:formula="of:=([.E4]-[.E$18])^2" office:value-type="float" office:value="621.159763313608" calcext:value-type="float">
            <text:p>621.16</text:p>
          </table:table-cell>
          <table:table-cell table:number-columns-repeated="9"/>
        </table:table-row>
        <table:table-row table:style-name="ro1">
          <table:table-cell/>
          <table:table-cell table:formula="of:=([.B5]-[.B$18])^2" office:value-type="float" office:value="0.617346938775531" calcext:value-type="float">
            <text:p>0.62</text:p>
          </table:table-cell>
          <table:table-cell table:formula="of:=([.C5]-[.C$18])^2" office:value-type="float" office:value="1912.60444444444" calcext:value-type="float">
            <text:p>1912.60</text:p>
          </table:table-cell>
          <table:table-cell table:formula="of:=([.D5]-[.D$18])^2" office:value-type="float" office:value="103.669421487604" calcext:value-type="float">
            <text:p>103.67</text:p>
          </table:table-cell>
          <table:table-cell table:formula="of:=([.E5]-[.E$18])^2" office:value-type="float" office:value="8.54437869822471" calcext:value-type="float">
            <text:p>8.54</text:p>
          </table:table-cell>
          <table:table-cell table:number-columns-repeated="9"/>
        </table:table-row>
        <table:table-row table:style-name="ro1">
          <table:table-cell/>
          <table:table-cell table:formula="of:=([.B6]-[.B$18])^2" office:value-type="float" office:value="391.474489795919" calcext:value-type="float">
            <text:p>391.47</text:p>
          </table:table-cell>
          <table:table-cell table:formula="of:=([.C6]-[.C$18])^2" office:value-type="float" office:value="264.604444444446" calcext:value-type="float">
            <text:p>264.60</text:p>
          </table:table-cell>
          <table:table-cell table:formula="of:=([.D6]-[.D$18])^2" office:value-type="float" office:value="96.3966942148757" calcext:value-type="float">
            <text:p>96.40</text:p>
          </table:table-cell>
          <table:table-cell table:formula="of:=([.E6]-[.E$18])^2" office:value-type="float" office:value="291.621301775149" calcext:value-type="float">
            <text:p>291.62</text:p>
          </table:table-cell>
          <table:table-cell table:number-columns-repeated="9"/>
        </table:table-row>
        <table:table-row table:style-name="ro1">
          <table:table-cell/>
          <table:table-cell table:formula="of:=([.B7]-[.B$18])^2" office:value-type="float" office:value="95.7602040816329" calcext:value-type="float">
            <text:p>95.76</text:p>
          </table:table-cell>
          <table:table-cell table:formula="of:=([.C7]-[.C$18])^2" office:value-type="float" office:value="714.671111111109" calcext:value-type="float">
            <text:p>714.67</text:p>
          </table:table-cell>
          <table:table-cell table:formula="of:=([.D7]-[.D$18])^2" office:value-type="float" office:value="14.5785123966941" calcext:value-type="float">
            <text:p>14.58</text:p>
          </table:table-cell>
          <table:table-cell table:formula="of:=([.E7]-[.E$18])^2" office:value-type="float" office:value="0.00591715976331739" calcext:value-type="float">
            <text:p>0.01</text:p>
          </table:table-cell>
          <table:table-cell table:number-columns-repeated="9"/>
        </table:table-row>
        <table:table-row table:style-name="ro1">
          <table:table-cell/>
          <table:table-cell table:formula="of:=([.B8]-[.B$18])^2" office:value-type="float" office:value="33.4744897959185" calcext:value-type="float">
            <text:p>33.47</text:p>
          </table:table-cell>
          <table:table-cell table:formula="of:=([.C8]-[.C$18])^2" office:value-type="float" office:value="264.604444444446" calcext:value-type="float">
            <text:p>264.60</text:p>
          </table:table-cell>
          <table:table-cell table:formula="of:=([.D8]-[.D$18])^2" office:value-type="float" office:value="851.578512396695" calcext:value-type="float">
            <text:p>851.58</text:p>
          </table:table-cell>
          <table:table-cell table:formula="of:=([.E8]-[.E$18])^2" office:value-type="float" office:value="227.313609467456" calcext:value-type="float">
            <text:p>227.31</text:p>
          </table:table-cell>
          <table:table-cell table:number-columns-repeated="9"/>
        </table:table-row>
        <table:table-row table:style-name="ro1">
          <table:table-cell/>
          <table:table-cell table:formula="of:=([.B9]-[.B$18])^2" office:value-type="float" office:value="27.1887755102039" calcext:value-type="float">
            <text:p>27.19</text:p>
          </table:table-cell>
          <table:table-cell table:formula="of:=([.C9]-[.C$18])^2" office:value-type="float" office:value="39.2711111111115" calcext:value-type="float">
            <text:p>39.27</text:p>
          </table:table-cell>
          <table:table-cell table:formula="of:=([.D9]-[.D$18])^2" office:value-type="float" office:value="407.305785123968" calcext:value-type="float">
            <text:p>407.31</text:p>
          </table:table-cell>
          <table:table-cell table:formula="of:=([.E9]-[.E$18])^2" office:value-type="float" office:value="98.4674556213013" calcext:value-type="float">
            <text:p>98.47</text:p>
          </table:table-cell>
          <table:table-cell table:number-columns-repeated="9"/>
        </table:table-row>
        <table:table-row table:style-name="ro1">
          <table:table-cell/>
          <table:table-cell table:formula="of:=([.B10]-[.B$18])^2" office:value-type="float" office:value="33.4744897959185" calcext:value-type="float">
            <text:p>33.47</text:p>
          </table:table-cell>
          <table:table-cell table:formula="of:=([.C10]-[.C$18])^2" office:value-type="float" office:value="333.671111111112" calcext:value-type="float">
            <text:p>333.67</text:p>
          </table:table-cell>
          <table:table-cell table:formula="of:=([.D10]-[.D$18])^2" office:value-type="float" office:value="96.3966942148757" calcext:value-type="float">
            <text:p>96.40</text:p>
          </table:table-cell>
          <table:table-cell table:formula="of:=([.E10]-[.E$18])^2" office:value-type="float" office:value="0.00591715976331739" calcext:value-type="float">
            <text:p>0.01</text:p>
          </table:table-cell>
          <table:table-cell table:number-columns-repeated="9"/>
        </table:table-row>
        <table:table-row table:style-name="ro1">
          <table:table-cell/>
          <table:table-cell table:formula="of:=([.B11]-[.B$18])^2" office:value-type="float" office:value="10.3316326530611" calcext:value-type="float">
            <text:p>10.33</text:p>
          </table:table-cell>
          <table:table-cell table:formula="of:=([.C11]-[.C$18])^2" office:value-type="float" office:value="10.6711111111113" calcext:value-type="float">
            <text:p>10.67</text:p>
          </table:table-cell>
          <table:table-cell table:formula="of:=([.D11]-[.D$18])^2" office:value-type="float" office:value="3.30578512396687" calcext:value-type="float">
            <text:p>3.31</text:p>
          </table:table-cell>
          <table:table-cell table:formula="of:=([.E11]-[.E$18])^2" office:value-type="float" office:value="24.2366863905323" calcext:value-type="float">
            <text:p>24.24</text:p>
          </table:table-cell>
          <table:table-cell table:number-columns-repeated="9"/>
        </table:table-row>
        <table:table-row table:style-name="ro1">
          <table:table-cell/>
          <table:table-cell table:formula="of:=([.B12]-[.B$18])^2" office:value-type="float" office:value="116.331632653062" calcext:value-type="float">
            <text:p>116.33</text:p>
          </table:table-cell>
          <table:table-cell table:formula="of:=([.C12]-[.C$18])^2" office:value-type="float" office:value="59.8044444444439" calcext:value-type="float">
            <text:p>59.80</text:p>
          </table:table-cell>
          <table:table-cell table:formula="of:=([.D12]-[.D$18])^2" office:value-type="float" office:value="7.94214876033047" calcext:value-type="float">
            <text:p>7.94</text:p>
          </table:table-cell>
          <table:table-cell table:formula="of:=([.E12]-[.E$18])^2" office:value-type="float" office:value="9.46745562130193" calcext:value-type="float">
            <text:p>9.47</text:p>
          </table:table-cell>
          <table:table-cell table:number-columns-repeated="9"/>
        </table:table-row>
        <table:table-row table:style-name="ro1">
          <table:table-cell/>
          <table:table-cell table:formula="of:=([.B13]-[.B$18])^2" office:value-type="float" office:value="7.76020408163273" calcext:value-type="float">
            <text:p>7.76</text:p>
          </table:table-cell>
          <table:table-cell table:formula="of:=([.C13]-[.C$18])^2" office:value-type="float" office:value="7.47111111111092" calcext:value-type="float">
            <text:p>7.47</text:p>
          </table:table-cell>
          <table:table-cell table:formula="of:=([.D13]-[.D$18])^2" office:value-type="float" office:value="0.0330578512396765" calcext:value-type="float">
            <text:p>0.03</text:p>
          </table:table-cell>
          <table:table-cell table:formula="of:=([.E13]-[.E$18])^2" office:value-type="float" office:value="437.775147928993" calcext:value-type="float">
            <text:p>437.78</text:p>
          </table:table-cell>
          <table:table-cell table:number-columns-repeated="9"/>
        </table:table-row>
        <table:table-row table:style-name="ro1">
          <table:table-cell/>
          <table:table-cell table:formula="of:=([.B14]-[.B$18])^2" office:value-type="float" office:value="408.617346938775" calcext:value-type="float">
            <text:p>408.62</text:p>
          </table:table-cell>
          <table:table-cell table:formula="of:=([.C14]-[.C$18])^2" office:value-type="float" office:value="743.471111111113" calcext:value-type="float">
            <text:p>743.47</text:p>
          </table:table-cell>
          <table:table-cell/>
          <table:table-cell table:formula="of:=([.E14]-[.E$18])^2" office:value-type="float" office:value="403.082840236687" calcext:value-type="float">
            <text:p>403.08</text:p>
          </table:table-cell>
          <table:table-cell table:number-columns-repeated="9"/>
        </table:table-row>
        <table:table-row table:style-name="ro1">
          <table:table-cell/>
          <table:table-cell table:formula="of:=([.B15]-[.B$18])^2" office:value-type="float" office:value="27.1887755102039" calcext:value-type="float">
            <text:p>27.19</text:p>
          </table:table-cell>
          <table:table-cell table:formula="of:=([.C15]-[.C$18])^2" office:value-type="float" office:value="247.537777777777" calcext:value-type="float">
            <text:p>247.54</text:p>
          </table:table-cell>
          <table:table-cell/>
          <table:table-cell table:formula="of:=([.E15]-[.E$18])^2" office:value-type="float" office:value="222.69822485207" calcext:value-type="float">
            <text:p>222.70</text:p>
          </table:table-cell>
          <table:table-cell table:number-columns-repeated="9"/>
        </table:table-row>
        <table:table-row table:style-name="ro1">
          <table:table-cell/>
          <table:table-cell table:formula="of:=([.B16]-[.B$18])^2" office:value-type="float" office:value="391.474489795919" calcext:value-type="float">
            <text:p>391.47</text:p>
          </table:table-cell>
          <table:table-cell table:formula="of:=([.C16]-[.C$18])^2" office:value-type="float" office:value="333.671111111112" calcext:value-type="float">
            <text:p>333.67</text:p>
          </table:table-cell>
          <table:table-cell table:number-columns-repeated="2"/>
          <table:table-cell table:style-name="ce20" office:value-type="string" calcext:value-type="string">
            <text:p>SUMA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([.C17]-[.C$18])^2" office:value-type="float" office:value="280.004444444443" calcext:value-type="float">
            <text:p>280.00</text:p>
          </table:table-cell>
          <table:table-cell table:number-columns-repeated="2"/>
          <table:table-cell table:style-name="ce55" table:formula="of:=SUM([.B44:.E58])" office:value-type="float" office:value="13433.8499167499" calcext:value-type="float">
            <text:p>13433.8499167499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table:style-name="ce33" office:value-type="string" calcext:value-type="string" table:number-columns-spanned="2" table:number-rows-spanned="1">
            <text:p>Fuente de variacion</text:p>
          </table:table-cell>
          <table:covered-table-cell table:style-name="ce40"/>
          <table:table-cell table:style-name="ce45" office:value-type="string" calcext:value-type="string" table:number-columns-spanned="2" table:number-rows-spanned="1">
            <text:p>Suma de cuadrados (sc)</text:p>
          </table:table-cell>
          <table:covered-table-cell table:style-name="ce40"/>
          <table:table-cell table:style-name="ce56" office:value-type="string" calcext:value-type="string" table:number-columns-spanned="2" table:number-rows-spanned="1">
            <text:p>Grados de lbertad (gl)</text:p>
          </table:table-cell>
          <table:covered-table-cell table:style-name="ce40"/>
          <table:table-cell table:style-name="ce59" office:value-type="string" calcext:value-type="string" table:number-columns-spanned="2" table:number-rows-spanned="1">
            <text:p>Media de cuadrados (MC)</text:p>
          </table:table-cell>
          <table:covered-table-cell table:style-name="ce40"/>
          <table:table-cell table:style-name="ce61" office:value-type="string" calcext:value-type="string" table:number-columns-spanned="2" table:number-rows-spanned="1">
            <text:p>F calculado</text:p>
          </table:table-cell>
          <table:covered-table-cell table:style-name="ce40"/>
          <table:table-cell table:number-columns-repeated="3"/>
        </table:table-row>
        <table:table-row table:style-name="ro1">
          <table:table-cell/>
          <table:table-cell table:style-name="ce34" office:value-type="string" calcext:value-type="string" table:number-columns-spanned="2" table:number-rows-spanned="1">
            <text:p>Factor</text:p>
          </table:table-cell>
          <table:covered-table-cell table:style-name="ce34"/>
          <table:table-cell table:style-name="ce46" office:value-type="string" calcext:value-type="string" table:number-columns-spanned="2" table:number-rows-spanned="1">
            <text:p>SC entre-factor</text:p>
          </table:table-cell>
          <table:covered-table-cell table:style-name="ce46"/>
          <table:table-cell table:style-name="ce57" office:value-type="string" calcext:value-type="string" table:number-columns-spanned="2" table:number-rows-spanned="1">
            <text:p>k-1</text:p>
          </table:table-cell>
          <table:covered-table-cell table:style-name="ce57"/>
          <table:table-cell table:style-name="ce60" office:value-type="string" calcext:value-type="string" table:number-columns-spanned="2" table:number-rows-spanned="1">
            <text:p>SC entre/k-1</text:p>
          </table:table-cell>
          <table:covered-table-cell table:style-name="ce60"/>
          <table:table-cell table:style-name="ce62" office:value-type="string" calcext:value-type="string" table:number-columns-spanned="2" table:number-rows-spanned="1">
            <text:p>MC entre/MC dentro</text:p>
          </table:table-cell>
          <table:covered-table-cell table:style-name="ce40"/>
          <table:table-cell table:number-columns-repeated="3"/>
        </table:table-row>
        <table:table-row table:style-name="ro1">
          <table:table-cell/>
          <table:table-cell table:style-name="ce34" office:value-type="string" calcext:value-type="string" table:number-columns-spanned="2" table:number-rows-spanned="1">
            <text:p>Residual</text:p>
          </table:table-cell>
          <table:covered-table-cell table:style-name="ce34"/>
          <table:table-cell table:style-name="ce46" office:value-type="string" calcext:value-type="string" table:number-columns-spanned="2" table:number-rows-spanned="1">
            <text:p>SC dentro-residual</text:p>
          </table:table-cell>
          <table:covered-table-cell table:style-name="ce46"/>
          <table:table-cell table:style-name="ce57" office:value-type="string" calcext:value-type="string" table:number-columns-spanned="2" table:number-rows-spanned="1">
            <text:p>n-k</text:p>
          </table:table-cell>
          <table:covered-table-cell table:style-name="ce57"/>
          <table:table-cell table:style-name="ce60" office:value-type="string" calcext:value-type="string" table:number-columns-spanned="2" table:number-rows-spanned="1">
            <text:p>SC dentro/n-k</text:p>
          </table:table-cell>
          <table:covered-table-cell table:style-name="ce60"/>
          <table:table-cell table:style-name="ce35" table:number-columns-repeated="2"/>
          <table:table-cell table:number-columns-repeated="3"/>
        </table:table-row>
        <table:table-row table:style-name="ro1">
          <table:table-cell/>
          <table:table-cell table:style-name="ce34" office:value-type="string" calcext:value-type="string" table:number-columns-spanned="2" table:number-rows-spanned="1">
            <text:p>TOTAL</text:p>
          </table:table-cell>
          <table:covered-table-cell table:style-name="ce34"/>
          <table:table-cell table:style-name="ce46" office:value-type="string" calcext:value-type="string" table:number-columns-spanned="2" table:number-rows-spanned="1">
            <text:p>SC total</text:p>
          </table:table-cell>
          <table:covered-table-cell table:style-name="ce46"/>
          <table:table-cell table:style-name="ce57" office:value-type="string" calcext:value-type="string" table:number-columns-spanned="2" table:number-rows-spanned="1">
            <text:p>n-1</text:p>
          </table:table-cell>
          <table:covered-table-cell table:style-name="ce57"/>
          <table:table-cell table:style-name="ce60" office:value-type="string" calcext:value-type="string" table:number-columns-spanned="2" table:number-rows-spanned="1">
            <text:p>SC residual/n-1</text:p>
          </table:table-cell>
          <table:covered-table-cell table:style-name="ce60"/>
          <table:table-cell table:style-name="ce35" table:number-columns-repeated="2"/>
          <table:table-cell table:number-columns-repeated="3"/>
        </table:table-row>
        <table:table-row table:style-name="ro1">
          <table:table-cell/>
          <table:table-cell table:style-name="ce35" table:number-columns-repeated="10"/>
          <table:table-cell table:number-columns-repeated="3"/>
        </table:table-row>
        <table:table-row table:style-name="ro1">
          <table:table-cell/>
          <table:table-cell table:style-name="ce33" office:value-type="string" calcext:value-type="string" table:number-columns-spanned="2" table:number-rows-spanned="1">
            <text:p>Fuente de variacion</text:p>
          </table:table-cell>
          <table:covered-table-cell table:style-name="ce40"/>
          <table:table-cell table:style-name="ce45" office:value-type="string" calcext:value-type="string" table:number-columns-spanned="2" table:number-rows-spanned="1">
            <text:p>Suma de cuadrados (sc)</text:p>
          </table:table-cell>
          <table:covered-table-cell table:style-name="ce40"/>
          <table:table-cell table:style-name="ce56" office:value-type="string" calcext:value-type="string" table:number-columns-spanned="2" table:number-rows-spanned="1">
            <text:p>Grados de lbertad (gl)</text:p>
          </table:table-cell>
          <table:covered-table-cell table:style-name="ce40"/>
          <table:table-cell table:style-name="ce59" office:value-type="string" calcext:value-type="string" table:number-columns-spanned="2" table:number-rows-spanned="1">
            <text:p>Media de cuadrados (MC)</text:p>
          </table:table-cell>
          <table:covered-table-cell table:style-name="ce40"/>
          <table:table-cell table:style-name="ce61" office:value-type="string" calcext:value-type="string" table:number-columns-spanned="2" table:number-rows-spanned="1">
            <text:p>F calculado</text:p>
          </table:table-cell>
          <table:covered-table-cell table:style-name="ce40"/>
          <table:table-cell table:number-columns-repeated="3"/>
        </table:table-row>
        <table:table-row table:style-name="ro1">
          <table:table-cell/>
          <table:table-cell table:style-name="ce34" office:value-type="string" calcext:value-type="string" table:number-columns-spanned="2" table:number-rows-spanned="1">
            <text:p>Factor</text:p>
          </table:table-cell>
          <table:covered-table-cell table:style-name="ce34"/>
          <table:table-cell table:style-name="ce46" table:formula="of:=[.F41]" office:value-type="float" office:value="3261.35763041989" calcext:value-type="float" table:number-columns-spanned="2" table:number-rows-spanned="1">
            <text:p>3261.36</text:p>
          </table:table-cell>
          <table:covered-table-cell table:style-name="ce46"/>
          <table:table-cell table:style-name="ce57" office:value-type="float" office:value="3" calcext:value-type="float" table:number-columns-spanned="2" table:number-rows-spanned="1">
            <text:p>3.00</text:p>
          </table:table-cell>
          <table:covered-table-cell table:style-name="ce57"/>
          <table:table-cell table:style-name="ce60" table:formula="of:=([.D66]/[.F66])" office:value-type="float" office:value="1087.11921013996" calcext:value-type="float" table:number-columns-spanned="2" table:number-rows-spanned="1">
            <text:p>1087.12</text:p>
          </table:table-cell>
          <table:covered-table-cell table:style-name="ce60"/>
          <table:table-cell table:style-name="ce63" table:formula="of:=[.H66]/[.H67]" office:value-type="float" office:value="3.96526994323796" calcext:value-type="float" table:number-columns-spanned="2" table:number-rows-spanned="1">
            <text:p>3.965270</text:p>
          </table:table-cell>
          <table:covered-table-cell table:style-name="ce40"/>
          <table:table-cell table:number-columns-repeated="3"/>
        </table:table-row>
        <table:table-row table:style-name="ro1">
          <table:table-cell/>
          <table:table-cell table:style-name="ce34" office:value-type="string" calcext:value-type="string" table:number-columns-spanned="2" table:number-rows-spanned="1">
            <text:p>Residual</text:p>
          </table:table-cell>
          <table:covered-table-cell table:style-name="ce34"/>
          <table:table-cell table:style-name="ce46" table:formula="of:=[.F58]" office:value-type="float" office:value="13433.8499167499" calcext:value-type="float" table:number-columns-spanned="2" table:number-rows-spanned="1">
            <text:p>13433.85</text:p>
          </table:table-cell>
          <table:covered-table-cell table:style-name="ce46"/>
          <table:table-cell table:style-name="ce57" office:value-type="float" office:value="49" calcext:value-type="float" table:number-columns-spanned="2" table:number-rows-spanned="1">
            <text:p>49.00</text:p>
          </table:table-cell>
          <table:covered-table-cell table:style-name="ce57"/>
          <table:table-cell table:style-name="ce60" table:formula="of:=([.D67]/[.F67])" office:value-type="float" office:value="274.160202382651" calcext:value-type="float" table:number-columns-spanned="2" table:number-rows-spanned="1">
            <text:p>274.16</text:p>
          </table:table-cell>
          <table:covered-table-cell table:style-name="ce60"/>
          <table:table-cell table:style-name="ce35" table:number-columns-repeated="2"/>
          <table:table-cell table:number-columns-repeated="3"/>
        </table:table-row>
        <table:table-row table:style-name="ro1">
          <table:table-cell/>
          <table:table-cell table:style-name="ce34" office:value-type="string" calcext:value-type="string" table:number-columns-spanned="2" table:number-rows-spanned="1">
            <text:p>TOTAL</text:p>
          </table:table-cell>
          <table:covered-table-cell table:style-name="ce34"/>
          <table:table-cell table:style-name="ce46" table:formula="of:=[.F35]" office:value-type="float" office:value="16695.2075471698" calcext:value-type="float" table:number-columns-spanned="2" table:number-rows-spanned="1">
            <text:p>16695.21</text:p>
          </table:table-cell>
          <table:covered-table-cell table:style-name="ce46"/>
          <table:table-cell table:style-name="ce57" office:value-type="float" office:value="52" calcext:value-type="float" table:number-columns-spanned="2" table:number-rows-spanned="1">
            <text:p>52.00</text:p>
          </table:table-cell>
          <table:covered-table-cell table:style-name="ce57"/>
          <table:table-cell table:style-name="ce60" table:formula="of:=([.D68]/[.F68])" office:value-type="float" office:value="321.061683599419" calcext:value-type="float" table:number-columns-spanned="2" table:number-rows-spanned="1">
            <text:p>321.06</text:p>
          </table:table-cell>
          <table:covered-table-cell table:style-name="ce60"/>
          <table:table-cell table:style-name="ce35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es" fo:country="MX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09:13:00.58311345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09:14:44.271124199</meta:creation-date>
    <dc:date>2022-05-11T09:48:18.773458374</dc:date>
    <meta:editing-duration>PT44M</meta:editing-duration>
    <meta:editing-cycles>9</meta:editing-cycles>
    <meta:generator>LibreOffice/7.3.2.2$Linux_x86 LibreOffice_project/30$Build-2</meta:generator>
    <meta:document-statistic meta:table-count="1" meta:cell-count="248" meta:object-count="0"/>
  </office:meta>
</office:document-meta>
</file>